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paragraph-properties fo:margin-top="0.101cm" fo:margin-bottom="0.101cm" loext:contextual-spacing="false"/>
      <style:text-properties officeooo:paragraph-rsid="0027462a"/>
    </style:style>
    <style:style style:name="P6" style:family="paragraph" style:parent-style-name="Heading_20_3">
      <style:paragraph-properties fo:margin-top="1.3cm" fo:margin-bottom="0.199cm" loext:contextual-spacing="false"/>
      <style:text-properties officeooo:paragraph-rsid="0027462a"/>
    </style:style>
    <style:style style:name="P7" style:family="paragraph" style:parent-style-name="Heading_20_1" style:master-page-name="Right_20_Page">
      <style:paragraph-properties style:page-number="auto"/>
      <style:text-properties officeooo:paragraph-rsid="0030ceb0"/>
    </style:style>
    <style:style style:name="P8" style:family="paragraph" style:parent-style-name="Heading_20_3">
      <style:paragraph-properties fo:margin-top="1.3cm" fo:margin-bottom="0.25cm" loext:contextual-spacing="false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30c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weet Home Alabama</text:h>
      <text:p text:style-name="Heading_20_2">(Lynyrd Skynyrd)</text:p>
      <text:p text:style-name="Heading_20_3">[INTRO]</text:p>
      <text:p text:style-name="Text_20_body">D C G 4x</text:p>
      <text:p text:style-name="Heading_20_3">[VERSE 1]</text:p>
      <text:p text:style-name="Text_20_body">D <text:s text:c="2"/>C <text:s text:c="13"/>G</text:p>
      <text:p text:style-name="Text_20_body">Big wheels keep on turning</text:p>
      <text:p text:style-name="Text_20_body">D <text:s text:c="7"/>C <text:s text:c="13"/>G</text:p>
      <text:p text:style-name="Text_20_body">Carry me home to see my kin.</text:p>
      <text:p text:style-name="Text_20_body">D <text:s text:c="6"/>C <text:s text:c="14"/>G</text:p>
      <text:p text:style-name="Text_20_body">Singing songs about the southland</text:p>
      <text:p text:style-name="Text_20_body">D <text:s text:c="11"/>C <text:s text:c="9"/>G </text:p>
      <text:p text:style-name="Text_20_body">I miss'ole' 'bamy once again (and I think it's a sin)</text:p>
      <text:p text:style-name="Heading_20_3">[BRIDGE]</text:p>
      <text:p text:style-name="Text_20_body">D C G 2x</text:p>
      <text:p text:style-name="Heading_20_3">[VERSE 2]</text:p>
      <text:p text:style-name="Text_20_body">D <text:s text:c="19"/>C <text:s text:c="10"/>G</text:p>
      <text:p text:style-name="Text_20_body">Well, I heard Mister Young sing about her</text:p>
      <text:p text:style-name="Text_20_body">D <text:s text:c="16"/>C <text:s text:c="11"/>G</text:p>
      <text:p text:style-name="Text_20_body">Well, I heard ole Neil put her down.</text:p>
      <text:p text:style-name="Text_20_body">D <text:s text:c="16"/>C <text:s text:c="11"/>G</text:p>
      <text:p text:style-name="Text_20_body">Well, I hope Neil Young will remember,</text:p>
      <text:p text:style-name="Text_20_body">D <text:s text:c="9"/>C <text:s text:c="18"/>G</text:p>
      <text:p text:style-name="Text_20_body">A southern man don't need him around anyhow</text:p>
      <text:p text:style-name="Heading_20_3">[CHORUS]</text:p>
      <text:p text:style-name="Text_20_body">D <text:s text:c="4"/>C <text:s text:c="6"/>G</text:p>
      <text:p text:style-name="Text_20_body">Sweet home Alabama, </text:p>
      <text:p text:style-name="Text_20_body">D <text:s text:c="8"/>C <text:s text:c="11"/>G</text:p>
      <text:p text:style-name="Text_20_body">Where the skies are so blue, </text:p>
      <text:p text:style-name="Text_20_body">D <text:s text:c="4"/>C <text:s text:c="6"/>G <text:s text:c="8"/></text:p>
      <text:p text:style-name="Text_20_body">Sweet home Alabama, <text:s text:c="2"/></text:p>
      <text:p text:style-name="Text_20_body">D <text:s text:c="8"/>C <text:s text:c="13"/>G <text:s text:c="17"/></text:p>
      <text:p text:style-name="Text_20_body">Lord, I'm coming home to you.</text:p>
      <text:p text:style-name="Heading_20_3"><text:soft-page-break/>[BRIDGE]</text:p>
      <text:p text:style-name="Text_20_body">D C G 2x</text:p>
      <text:p text:style-name="Heading_20_3">[VERSE 3]</text:p>
      <text:p text:style-name="Text_20_body">D <text:s text:c="17"/>C <text:s text:c="7"/>G <text:s text:c="8"/>F <text:s text:c="3"/>C <text:s text:c="3"/>D</text:p>
      <text:p text:style-name="Text_20_body">In Birmingham they love the Gov'nor <text:s text:c="2"/>Boo <text:s/>hoo <text:s/>hoo !</text:p>
      <text:p text:style-name="Text_20_body">D <text:s text:c="9"/>C <text:s text:c="16"/>G</text:p>
      <text:p text:style-name="Text_20_body">Now we all did what we could do.</text:p>
      <text:p text:style-name="Text_20_body">D <text:s text:c="12"/>C <text:s text:c="14"/>G</text:p>
      <text:p text:style-name="Text_20_body">Now Watergate does not bother me.</text:p>
      <text:p text:style-name="Text_20_body">D <text:s text:c="8"/>C <text:s text:c="16"/>G</text:p>
      <text:p text:style-name="Text_20_body">Does your conscience bother you? <text:s/>(tell the truth)</text:p>
      <text:p text:style-name="Heading_20_3">[CHORUS]</text:p>
      <text:p text:style-name="Text_20_body">D <text:s text:c="4"/>C <text:s text:c="6"/>G</text:p>
      <text:p text:style-name="Text_20_body">Sweet home Alabama, </text:p>
      <text:p text:style-name="Text_20_body">D <text:s text:c="8"/>C <text:s text:c="11"/>G</text:p>
      <text:p text:style-name="Text_20_body">Where the skies are so blue, </text:p>
      <text:p text:style-name="Text_20_body">D <text:s text:c="4"/>C <text:s text:c="6"/>G <text:s text:c="8"/></text:p>
      <text:p text:style-name="Text_20_body">Sweet home Alabama, <text:s text:c="2"/></text:p>
      <text:p text:style-name="Text_20_body">D <text:s text:c="8"/>C <text:s text:c="13"/>G <text:s text:c="17"/></text:p>
      <text:p text:style-name="Text_20_body">Lord, I'm coming home to you.</text:p>
      <text:p text:style-name="Heading_20_3">[BRIDGE]</text:p>
      <text:p text:style-name="Text_20_body">D C G 2x</text:p>
      <text:p text:style-name="Heading_20_3">[VERSE 4]</text:p>
      <text:p text:style-name="Text_20_body">D <text:s text:c="9"/>C <text:s text:c="17"/>G</text:p>
      <text:p text:style-name="Text_20_body">Now Muscle Shoals has got the Swampers</text:p>
      <text:p text:style-name="Text_20_body">D <text:s text:c="15"/>C <text:s text:c="14"/>G</text:p>
      <text:p text:style-name="Text_20_body">And they've been known to pick a tune or two</text:p>
      <text:p text:style-name="Text_20_body">D <text:s text:c="8"/>C <text:s text:c="12"/>G</text:p>
      <text:p text:style-name="Text_20_body">Lord they get me off so much</text:p>
      <text:p text:style-name="Text_20_body">D <text:s text:c="11"/>C <text:s text:c="18"/>G</text:p>
      <text:p text:style-name="Text_20_body">They pick me up when I'm feeling blue (<text:span text:style-name="T5">H</text:span>ow bout you?)</text:p>
      <text:p text:style-name="P8"><text:soft-page-break/>[CHORUS]</text:p>
      <text:p text:style-name="Text_20_body">D <text:s text:c="4"/>C <text:s text:c="6"/>G</text:p>
      <text:p text:style-name="Text_20_body">Sweet home Alabama, </text:p>
      <text:p text:style-name="Text_20_body">D <text:s text:c="8"/>C <text:s text:c="11"/>G</text:p>
      <text:p text:style-name="Text_20_body">Where the skies are so blue, </text:p>
      <text:p text:style-name="Text_20_body">D <text:s text:c="4"/>C <text:s text:c="6"/>G <text:s text:c="8"/></text:p>
      <text:p text:style-name="Text_20_body">Sweet home Alabama, <text:s text:c="2"/></text:p>
      <text:p text:style-name="Text_20_body">D <text:s text:c="8"/>C <text:s text:c="13"/>G <text:s text:c="17"/></text:p>
      <text:p text:style-name="Text_20_body">Lord, I'm coming home to you.</text:p>
      <text:p text:style-name="Text_20_body">D <text:s text:c="4"/>C <text:s text:c="6"/>G</text:p>
      <text:p text:style-name="Text_20_body">Sweet home Alabama, (oh sweet home)</text:p>
      <text:p text:style-name="Text_20_body">D <text:s text:c="8"/>C <text:s text:c="11"/>G</text:p>
      <text:p text:style-name="Text_20_body">Where the skies are so blue, (and it's true)</text:p>
      <text:p text:style-name="Text_20_body">D <text:s text:c="4"/>C <text:s text:c="6"/>G <text:s text:c="8"/></text:p>
      <text:p text:style-name="Text_20_body">Sweet home Alabama, <text:s text:c="2"/></text:p>
      <text:p text:style-name="Text_20_body">D <text:s text:c="8"/>C <text:s text:c="13"/>G <text:s text:c="17"/></text:p>
      <text:p text:style-name="Text_20_body">Lord, I'm coming home to you.</text:p>
      <text:p text:style-name="Heading_20_3">[OUTRO]</text:p>
      <text:p text:style-name="Text_20_body">D C G <text:tab/><text:tab/>x2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M4S</meta:editing-duration>
    <meta:editing-cycles>35</meta:editing-cycles>
    <meta:generator>LibreOffice/6.0.1.1$MacOSX_X86_64 LibreOffice_project/60bfb1526849283ce2491346ed2aa51c465abfe6</meta:generator>
    <dc:title>Lyrics + Chords</dc:title>
    <dc:date>2018-06-15T11:21:23.031738263</dc:date>
    <meta:print-date>2017-04-03T12:23:29.985893000</meta:print-date>
    <meta:document-statistic meta:table-count="0" meta:image-count="0" meta:object-count="0" meta:page-count="3" meta:paragraph-count="83" meta:word-count="344" meta:character-count="2150" meta:non-whitespace-character-count="111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